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e785f" officeooo:paragraph-rsid="001e785f"/>
    </style:style>
    <style:style style:name="P2" style:family="paragraph" style:parent-style-name="Standard">
      <style:text-properties fo:font-weight="bold" officeooo:rsid="001e785f" officeooo:paragraph-rsid="001e785f" style:font-weight-asian="bold" style:font-weight-complex="bold"/>
    </style:style>
    <style:style style:name="P3" style:family="paragraph" style:parent-style-name="Standard">
      <style:text-properties fo:font-weight="bold" officeooo:rsid="001e785f" officeooo:paragraph-rsid="001e785f" style:font-weight-asian="bold" style:font-weight-complex="bold"/>
    </style:style>
    <style:style style:name="P4" style:family="paragraph" style:parent-style-name="Standard">
      <style:text-properties fo:font-weight="bold" officeooo:rsid="001e7905" officeooo:paragraph-rsid="001e7905" style:font-weight-asian="bold" style:font-weight-complex="bold"/>
    </style:style>
    <style:style style:name="P5" style:family="paragraph" style:parent-style-name="Standard">
      <style:text-properties fo:font-weight="bold" officeooo:rsid="001fdee5" officeooo:paragraph-rsid="001fdee5"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7905" style:font-weight-asian="normal" style:font-weight-complex="normal"/>
    </style:style>
    <style:style style:name="T4" style:family="text">
      <style:text-properties fo:font-weight="normal" officeooo:rsid="001fdee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s conductores en la instalacion de las redes domésticas se encargan de transmitir ordenes y el estado de los sistemas sensores y actuadores conectados en la red Los soportes físicos más usados son los pares trenzados, el cable coaxial, la fibra óptica y las corrientes portadoras</text:p>
      <text:p text:style-name="P1"><text:span text:style-name="T1">1º Pares trenzados</text:span> compuesto por cuatro pares de conductores aislados entre sí y trenzados de dos en dos, los tipos de pares trenzados mas comunes son el UTP, STP y FTP. </text:p>
      <text:p text:style-name="P1"><text:tab/>UTP: es el cable sin apantallar nada, este cable es sensible a interferencias entre pares. </text:p>
      <text:p text:style-name="P1"><text:tab/>STP: El cable está compuesto por cuatro pares trenzados entre si donde cada par individualmente está envuelto por una malla metálica y puede disponer de otra general que recubra todos los pares, a su vez todo cubierto por un aislante.</text:p>
      <text:p text:style-name="P1"><text:tab/>FTP: es igual que el stp pero con una única malla global en contacto con un hilo metálico que va a tierra por ambos extremos</text:p>
      <text:p text:style-name="P2">2º Cable coaxial <text:span text:style-name="T2"><text:s/>compuesto por dos conductores cilíndricos concéntricos entre los cuales se coloca algún material dieléctrico el conductor externo suele ser una malla metálica que sirve de protección ante las interferencias.</text:span></text:p>
      <text:p text:style-name="P2">3º Fibra óptica <text:span text:style-name="T2">compuesta por una fibra flexible ext</text:span><text:span text:style-name="T4">r</text:span><text:span text:style-name="T2">emadamente fina y capaz de conducir la luz, el princip</text:span><text:span text:style-name="T4">i</text:span><text:span text:style-name="T2">o de la fibra óptica se basa en el índice de refracción entre el núcleo y la cubierta, su funcionamiento, </text:span><text:span text:style-name="T3">es muy apropiado para largas distancias </text:span></text:p>
      <text:p text:style-name="P4">4º Corrientes portadoras<text:span text:style-name="T2"> la transmisión se realiza mediante emisores que emiten la potencia, es la red eléctrica tradicional el soporte físico es el mismo que el de la energía eléctrica por lo que el sistema es fácil de implantar, lo malo es que es muy sensible EM</text:span></text:p>
      <text:p text:style-name="P4">Características especiales<text:span text:style-name="T2"> </text:span></text:p>
      <text:p text:style-name="P4"><text:span text:style-name="T2">a) Apantallamiento y protección EM </text:span></text:p>
      <text:p text:style-name="P4"><text:span text:style-name="T2">b) Baja interferencias</text:span></text:p>
      <text:p text:style-name="P4"><text:span text:style-name="T2">c) </text:span><text:span text:style-name="T4">C</text:span><text:span text:style-name="T2">ompatibilidad con protocolos de comunicación </text:span></text:p>
      <text:p text:style-name="P4"><text:span text:style-name="T2">d) Flexibilidad y durabilidad</text:span></text:p>
      <text:p text:style-name="P4"><text:span text:style-name="T2">e) </text:span><text:span text:style-name="T4">Señales de baja tensión y baja corriente </text:span></text:p>
      <text:p text:style-name="P4"><text:span text:style-name="T2">f) </text:span><text:span text:style-name="T4">Protección contra incendios </text:span></text:p>
      <text:p text:style-name="P4"><text:span text:style-name="T2">g) </text:span><text:span text:style-name="T4">Compatibilidad con conexiones a tierra y puesta a tierra </text:span></text:p>
      <text:p text:style-name="P4"><text:span text:style-name="T2">h) </text:span><text:span text:style-name="T4">Capacidad para instalaciones ocultas</text:span></text:p>
      <text:p text:style-name="P4"><text:span text:style-name="T2">i) </text:span><text:span text:style-name="T4">Compatibilidad con cables estructurados</text:span></text:p>
      <text:p text:style-name="P4"><text:span text:style-name="T2">j) </text:span><text:span text:style-name="T4">Marcado e identificación </text:span></text:p>
      <text:p text:style-name="P5"><text:span text:style-name="T2">k) Resistencia al ruido </text:span></text:p>
      <text:p text:style-name="P5"><text:span text:style-name="T2">l) Capacidad de carga </text:span></text:p>
      <text:p text:style-name="P5"><text:span text:style-name="T2">m) Resistencia a la intemperie</text:span></text:p>
      <text:p text:style-name="P5"><text:span text:style-name="T2"/></text:p>
      <text:p text:style-name="P5"><text:span text:style-name="T2">Redes de una vivienda </text:span></text:p>
      <text:p text:style-name="P5"><text:span text:style-name="T2">Red eléctrica </text:span></text:p>
      <text:p text:style-name="P5"><text:span text:style-name="T2">Red de suministro de fluidos </text:span></text:p>
      <text:p text:style-name="P5"><text:span text:style-name="T2">Red de audio y video</text:span></text:p>
      <text:p text:style-name="P5"><text:span text:style-name="T2">Red de comunicación telefónica </text:span></text:p>
      <text:p text:style-name="P5"><text:span text:style-name="T2">Red de tecnología de la información </text:span></text:p>
      <text:p text:style-name="P5"><text:span text:style-name="T2">Red domotica </text:span></text:p>
      <text:p text:style-name="P5"><text:span text:style-name="T2">Sensores <text:s/></text:span></text:p>
      <text:p text:style-name="P5"><text:span text:style-name="T2">unidad de control </text:span></text:p>
      <text:p text:style-name="P5"><text:span text:style-name="T2">preactuadores</text:span></text:p>
      <text:p text:style-name="P5"><text:span text:style-name="T2">actuadores </text:span></text:p>
      <text:p text:style-name="P5"><text:span text:style-name="T2">Pasarela residencial </text:span></text:p>
      <text:p text:style-name="P5"><text:span text:style-name="T2">Transmisor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7:09:24.364639972</meta:creation-date>
    <dc:date>2023-11-03T08:59:55.913935867</dc:date>
    <meta:editing-duration>PT1H40M41S</meta:editing-duration>
    <meta:editing-cycles>3</meta:editing-cycles>
    <meta:generator>LibreOffice/7.4.7.2$Linux_X86_64 LibreOffice_project/40$Build-2</meta:generator>
    <meta:document-statistic meta:table-count="0" meta:image-count="0" meta:object-count="0" meta:page-count="1" meta:paragraph-count="35" meta:word-count="385" meta:character-count="2379" meta:non-whitespace-character-count="2001"/>
  </office:meta>
</office:document-meta>
</file>